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29c" officeooo:paragraph-rsid="0010929c"/>
    </style:style>
    <style:style style:name="P2" style:family="paragraph" style:parent-style-name="Standard">
      <style:text-properties officeooo:rsid="0010929c" officeooo:paragraph-rsid="00111136"/>
    </style:style>
    <style:style style:name="P3" style:family="paragraph" style:parent-style-name="Standard">
      <style:text-properties officeooo:rsid="0010929c" officeooo:paragraph-rsid="00159d94"/>
    </style:style>
    <style:style style:name="P4" style:family="paragraph" style:parent-style-name="Standard">
      <style:text-properties officeooo:rsid="001395cd" officeooo:paragraph-rsid="001395cd"/>
    </style:style>
    <style:style style:name="P5" style:family="paragraph" style:parent-style-name="Standard">
      <style:text-properties officeooo:rsid="0014ce50" officeooo:paragraph-rsid="0014ce50"/>
    </style:style>
    <style:style style:name="P6" style:family="paragraph" style:parent-style-name="Standard">
      <style:text-properties officeooo:rsid="0014ce50" officeooo:paragraph-rsid="00159d94"/>
    </style:style>
    <style:style style:name="P7" style:family="paragraph" style:parent-style-name="Standard">
      <style:text-properties officeooo:rsid="00159d94" officeooo:paragraph-rsid="00159d94"/>
    </style:style>
    <style:style style:name="T1" style:family="text">
      <style:text-properties officeooo:rsid="00111136"/>
    </style:style>
    <style:style style:name="T2" style:family="text">
      <style:text-properties officeooo:rsid="00111136" fo:background-color="#ffff00" loext:char-shading-value="0"/>
    </style:style>
    <style:style style:name="T3" style:family="text">
      <style:text-properties officeooo:rsid="001395cd" fo:background-color="#ffff00" loext:char-shading-value="0"/>
    </style:style>
    <style:style style:name="T4" style:family="text">
      <style:text-properties fo:background-color="transparent" loext:char-shading-value="0"/>
    </style:style>
    <style:style style:name="T5" style:family="text">
      <style:text-properties officeooo:rsid="00111136" fo:background-color="transparent" loext:char-shading-value="0"/>
    </style:style>
    <style:style style:name="T6" style:family="text">
      <style:text-properties officeooo:rsid="00114895" fo:background-color="transparent" loext:char-shading-value="0"/>
    </style:style>
    <style:style style:name="T7" style:family="text">
      <style:text-properties fo:font-style="italic" fo:background-color="transparent" loext:char-shading-value="0" style:font-style-asian="italic" style:font-style-complex="italic"/>
    </style:style>
    <style:style style:name="T8" style:family="text">
      <style:text-properties fo:font-style="normal" fo:background-color="transparent" loext:char-shading-value="0" style:font-style-asian="normal" style:font-style-complex="normal"/>
    </style:style>
    <style:style style:name="T9" style:family="text">
      <style:text-properties fo:font-style="normal" fo:background-color="#ffff00" loext:char-shading-value="0" style:font-style-asian="normal" style:font-style-complex="normal"/>
    </style:style>
    <style:style style:name="T10" style:family="text">
      <style:text-properties officeooo:rsid="00111136" fo:background-color="#0066ff" loext:char-shading-value="0"/>
    </style:style>
    <style:style style:name="T11" style:family="text">
      <style:text-properties officeooo:rsid="00159d94"/>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lectrophysiology</text:h>
      <text:p text:style-name="P1">Rey et al. 2015</text:p>
      <text:p text:style-name="P2">In order to measure the brain activity, the most widely used technique is still electrophysiology recording. It consists of in the placement of electrodes in brain tissue and record the electrical activity happening in that position. These techniques comprise measurements intracellularly (such as patch clamp where the cell membrane is ripped and the experimentalist has access to the intracellular medium) or, most commonly used, in the extracellular medium. When a neuron produces (intracellularly) an Action Potential (AP), the latter propagates along the neuron's axon and dendrites, but at the same some of this AP is propagated into the extracellular medium producing a Extracellular Action Potential (EAP) <text:span text:style-name="T1">by means of ionic flows from the neuron to the EM and vice-versa</text:span>. <text:span text:style-name="T1">This flow of charges produces unbalanced distribution of charge that will start to move away from the neuron's membrane. This </text:span><text:span text:style-name="T2">“wave” </text:span><text:span text:style-name="T3">(refered to as “spikes”)</text:span><text:span text:style-name="T5"> is what the electrodes sense and record. Naturally, the electrodes don't only detect the EAP, they detect any fluctuation in electric potential that reaches it, in particular Local Field Potentials (LFPs). There isn't a large consensus on what the mechanism that produces LFPs is, however many believe they are generated by the input currents from the dendrites of the surrounding neurons where the cell bodies are (partially) aligned creating coherent dipoles in the recorded </text:span><text:span text:style-name="T10">medium</text:span><text:span text:style-name="T5"> (Buzsáki et al., 2012). LFPs usually have much larger amplitude (~100mV) </text:span><text:span text:style-name="T6">than EAPs do (~100uV), however their power Spectrum is very distinct: LFPs are dominant in the low frequency domain (up to 50Hz) and EAP exist only on the high frequencies (above 500Hz). For this reason, a filter can be applied and both phenomena can be analyzed separately.</text:span></text:p>
      <text:p text:style-name="P2"/>
      <text:p text:style-name="P4"><text:span text:style-name="T4">Usually a particular neuron produces always the same AP, i.e., with little variability. So the waveform sensed by the electrodes have a particular shape according to the neuron's morphology, position and orientation relative to the electrode, and the properties of the extracellular medium. Therefore it is fair to say that if we detect different waveforms they were produced by different neurons. The process of assigning spikes to neurons is called </text:span><text:span text:style-name="T7">spike sorting.</text:span></text:p>
      <text:p text:style-name="P4"/>
      <text:p text:style-name="P4"><text:span text:style-name="T8">In the case of pyramidal of the rat cortex, a spike last 2-3ms, After spiking, a neuron needs some time until it can spike again. This is called the </text:span><text:span text:style-name="T7">refractory period, </text:span><text:span text:style-name="T8">which is usually around </text:span><text:span text:style-name="T9">10 ms</text:span><text:span text:style-name="T8"> in this case.</text:span></text:p>
      <text:p text:style-name="P2"/>
      <text:p text:style-name="P5">To analyze the activity of a neuron, scientists often look into spike trains: a sequence of times when the neuron spiked, or a time series of 0's and 1's, if a sparse representation is prefered. This is usually done by means of calculating crosscorrelograms. These are the graphical form of the crosscorrelation between to signals, <text:span text:style-name="T11">tipically in the form of histograms.</text:span></text:p>
      <text:p text:style-name="P6"><draw:frame draw:style-name="fr1" draw:name="Object1" text:anchor-type="as-char" svg:y="-0.7374in" svg:width="2.0346in" svg:height="1.4799in" draw:z-index="0"><draw:object xlink:href="./Object 1" xlink:type="simple" xlink:show="embed" xlink:actuate="onLoad"/><draw:image xlink:href="./ObjectReplacements/Object 1" xlink:type="simple" xlink:show="embed" xlink:actuate="onLoad"/></draw:frame> <text:span text:style-name="T11">Where %tau is called the time delay.</text:span></text:p>
      <text:p text:style-name="P7">If there exists a strong temporal correlation between the two signals, the crosscorrelogram should peak the %tau equals the time difference between the correlated spikes of the two cells. Another useful feature is to calculated the autocorrelogram which the crosscorrelogram of a signal with itself. This should have a very high count when %tau = 0 which is uninformative and usually omitted. It is used to verify if there are a significant number of events with delays smaller than the refractory period; if so, the detection of spikes or the sorting was unsuccessful.</text:p>
      <text:p text:style-name="P3"/>
      <text:p text:style-name="P1"><text:soft-page-break/>Among all the methods used to study the dynamics of neural activity, electrophysiology is still the most widely used, in particular, extracellular recording. The </text:p>
      <text:p text:style-name="P1">The electrical potential changes measured at the electrode reflect ionic current flows in the extracellular mediu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23:40:22.471102836</meta:creation-date>
    <dc:date>2016-04-05T02:08:21.180177746</dc:date>
    <meta:editing-duration>PT1H40M22S</meta:editing-duration>
    <meta:editing-cycles>2</meta:editing-cycles>
    <meta:generator>LibreOffice/4.2.8.2$Linux_X86_64 LibreOffice_project/420m0$Build-2</meta:generator>
    <meta:document-statistic meta:table-count="0" meta:image-count="0" meta:object-count="1" meta:page-count="2" meta:paragraph-count="10" meta:word-count="595" meta:character-count="3728" meta:non-whitespace-character-count="3141"/>
  </office:meta>
</office:document-meta>
</file>

<file path=Object 1/content.xml><?xml version="1.0" encoding="utf-8"?>
<math xmlns="http://www.w3.org/1998/Math/MathML" display="block">
  <semantics>
    <mtable>
      <mtr>
        <mtd>
          <mrow/>
        </mtd>
      </mtr>
      <mtr>
        <mtd>
          <mrow/>
        </mtd>
      </mtr>
      <mtr>
        <mtd>
          <mrow/>
        </mtd>
      </mtr>
      <mtr>
        <mtd>
          <mrow/>
        </mtd>
      </mtr>
      <mtr>
        <mtd>
          <mrow/>
        </mtd>
      </mtr>
      <mtr>
        <mtd>
          <mrow/>
        </mtd>
      </mtr>
      <mtr>
        <mtd>
          <mrow/>
        </mtd>
      </mtr>
      <mtr>
        <mtd>
          <mrow/>
        </mtd>
      </mtr>
      <mtr>
        <mtd>
          <mrow>
            <mo stretchy="false">(</mo>
            <mrow>
              <mi>f</mi>
              <mo stretchy="false">∗</mo>
              <mi>g</mi>
            </mrow>
            <mo stretchy="false">)</mo>
            <mo stretchy="false">(</mo>
            <mi mathvariant="normal">τ</mi>
            <mrow>
              <mo stretchy="false">)</mo>
              <mo stretchy="false">=</mo>
              <mrow>
                <munderover>
                  <mo stretchy="false">∫</mo>
                  <mrow>
                    <mo stretchy="false">−</mo>
                    <mi mathvariant="normal">∞</mi>
                  </mrow>
                  <mrow>
                    <mo stretchy="false">+</mo>
                    <mi mathvariant="normal">∞</mi>
                  </mrow>
                </munderover>
                <mrow>
                  <mi>f</mi>
                  <mo stretchy="false">(</mo>
                  <mi>t</mi>
                  <mo stretchy="false">)</mo>
                  <mi>g</mi>
                  <mo stretchy="false">(</mo>
                  <mrow>
                    <mi mathvariant="normal">τ</mi>
                    <mo stretchy="false">+</mo>
                    <mi>t</mi>
                  </mrow>
                  <mo stretchy="false">)</mo>
                  <mi mathvariant="italic">dt</mi>
                </mrow>
              </mrow>
            </mrow>
          </mrow>
        </mtd>
      </mtr>
    </mtable>
    <annotation encoding="StarMath 5.0">\left(f * g\right) \left( %tau \right) = int from -infinity to +infinity {f \left( t \right) g\left( %tau + t \right) dt}</annotation>
  </semantics>
</math>
</file>